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arial" svg:font-family="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934d7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a80d5"/>
    </style:style>
    <style:style style:name="T1" style:family="text">
      <style:text-properties fo:font-variant="normal" fo:text-transform="none" fo:color="#444444" style:font-name="Open Sans" fo:font-size="6.5pt" fo:letter-spacing="normal" fo:font-style="normal" fo:font-weight="normal"/>
    </style:style>
    <style:style style:name="T2" style:family="text">
      <style:text-properties fo:font-variant="normal" fo:text-transform="none" fo:color="#444444" style:font-name="Open Sans" fo:font-size="6.5pt" fo:letter-spacing="normal" fo:font-style="normal" fo:font-weight="normal" officeooo:rsid="000796f2"/>
    </style:style>
    <style:style style:name="T3" style:family="text">
      <style:text-properties fo:font-variant="normal" fo:text-transform="none" fo:color="#444444" style:font-name="Open Sans" fo:font-size="6.5pt" fo:letter-spacing="normal" fo:font-style="normal" fo:font-weight="normal" officeooo:rsid="000934d7"/>
    </style:style>
    <style:style style:name="T4" style:family="text">
      <style:text-properties fo:font-variant="normal" fo:text-transform="none" fo:color="#444444" style:font-name="Open Sans" fo:font-size="6.5pt" fo:letter-spacing="normal" fo:font-style="normal" fo:font-weight="normal" officeooo:rsid="000a80d5"/>
    </style:style>
    <style:style style:name="T5" style:family="text">
      <style:text-properties fo:font-variant="normal" fo:text-transform="none" fo:color="#444444" style:font-name="Open Sans" fo:font-size="6.5pt" fo:letter-spacing="normal" fo:font-style="normal" fo:font-weight="normal" officeooo:rsid="000b4567"/>
    </style:style>
    <style:style style:name="T6" style:family="text">
      <style:text-properties fo:font-variant="normal" fo:text-transform="none" fo:color="#444444" style:font-name="Times New Roman" fo:font-size="11pt" fo:letter-spacing="normal" fo:font-style="normal" fo:font-weight="bold" style:font-size-asian="11pt" style:font-weight-asian="bold" style:font-name-complex="Times New Roman" style:font-size-complex="11pt" style:font-weight-complex="bold"/>
    </style:style>
    <style:style style:name="T7" style:family="text">
      <style:text-properties fo:font-variant="normal" fo:text-transform="none" fo:color="#444444" style:font-name="Times New Roman" fo:font-size="11pt" fo:letter-spacing="normal" fo:font-style="normal" fo:font-weight="bold" officeooo:rsid="000796f2" style:font-size-asian="11pt" style:font-weight-asian="bold" style:font-name-complex="Times New Roman" style:font-size-complex="11pt" style:font-weight-complex="bold"/>
    </style:style>
    <style:style style:name="T8" style:family="text">
      <style:text-properties fo:font-variant="normal" fo:text-transform="none" fo:color="#444444" style:font-name="Times New Roman" fo:font-size="14pt" fo:letter-spacing="normal" fo:font-style="normal" fo:font-weight="bold" officeooo:rsid="000796f2" style:font-size-asian="14pt" style:font-weight-asian="bold" style:font-name-complex="Times New Roman" style:font-size-complex="14pt" style:language-complex="ar" style:country-complex="SA" style:font-style-complex="normal" style:font-weight-complex="bold"/>
    </style:style>
    <style:style style:name="T9" style:family="text">
      <style:text-properties fo:font-variant="normal" fo:text-transform="none" fo:color="#444444" style:font-name="Times New Roman" fo:font-size="14pt" fo:letter-spacing="normal" fo:font-style="normal" fo:font-weight="bold" officeooo:rsid="000796f2" style:font-size-asian="14pt" style:font-weight-asian="bold" style:font-name-complex="Times New Roman" style:font-size-complex="14pt" style:language-complex="he" style:country-complex="IL" style:font-style-complex="normal" style:font-weight-complex="bold"/>
    </style:style>
    <style:style style:name="T10" style:family="text">
      <style:text-properties fo:font-variant="normal" fo:text-transform="none" fo:color="#212121" style:font-name="Times New Roman" fo:font-size="14pt" fo:letter-spacing="normal" fo:font-style="normal" fo:font-weight="bold" officeooo:rsid="000796f2" style:font-name-asian="arial" style:font-size-asian="14pt" style:font-style-asian="normal" style:font-weight-asian="bold" style:font-name-complex="Times New Roman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¡BIENVENIDOS! </text:span><text:span text:style-name="T7">WELCOME! BIENVENU! </text:span><text:bookmark text:name="tw-target-text"/><text:span text:style-name="T8">مرحبا</text:span><text:span text:style-name="T7"> <text:s/></text:span><text:span text:style-name="T10">欢迎</text:span><text:span text:style-name="T7"> </text:span><text:bookmark text:name="tw-target-text1"/><text:span text:style-name="T9">ברוכים הבאים</text:span></text:p>
      <text:p text:style-name="P2"><text:span text:style-name="T7"><text:s/>WILLKOMMEN ! BENVENUTO! BEM-VINDO! </text:span><text:span text:style-name="T1"><text:line-break/><text:line-break/>New College Granada </text:span><text:span text:style-name="T2">(NCG) Centro Examinador Trinity con número 65110, </text:span><text:span text:style-name="T4">Centro Preparador Oficial Cambridge y Entidad Colaboradora UNED, </text:span></text:p>
      <text:p text:style-name="P2"><text:span text:style-name="T4">es una </text:span><text:span text:style-name="T2">escuela </text:span><text:span text:style-name="T1">de idiomas </text:span><text:span text:style-name="T2">ubicada en </text:span><text:span text:style-name="T4">la bella ciudad de la Alhambra, a menos de 10m del centro</text:span><text:span text:style-name="T2">, </text:span><text:span text:style-name="T4">dedicada</text:span><text:span text:style-name="T2"> a la enseñanza de</text:span><text:span text:style-name="T1"> inglés, francés, alemán, italiano, árabe, chino, </text:span><text:span text:style-name="T3">hebreo,</text:span><text:span text:style-name="T1">portugués </text:span><text:span text:style-name="T3">o español para extranjeros</text:span><text:span text:style-name="T1"> </text:span><text:span text:style-name="T3">como lenguas modernas. </text:span><text:span text:style-name="T5">I</text:span><text:span text:style-name="T3">mpartimos </text:span><text:span text:style-name="T1">asignaturas de apoyo escolar, </text:span><text:span text:style-name="T3">PRIMARIA,</text:span><text:span text:style-name="T1">ESO, BACHILLERATO, UNIVERSIDAD Y CICLOS FORMATIVOS entre otros </text:span><text:span text:style-name="T3">y preparamos para EXÁMENES OFICIALES de idiomas </text:span><text:span text:style-name="T4">(Trinity, Cambridge, EOI, CLM, DELF/DALF, PLIDA, GOETHE, DIPLE, DEPLE)</text:span></text:p>
      <text:p text:style-name="P2"><text:span text:style-name="T1"><text:line-break/>En definitiva, en nuestro centro podrá aprender todo lo que se proponga con una metodología divertida y fácil <text:s/></text:span><text:span text:style-name="T3">ya que nos adaptamos a todo tipo de horarios y disponibilidad del alumno.</text:span><text:span text:style-name="T1"><text:line-break/><text:line-break/>NCG dispone de </text:span><text:span text:style-name="T2">cuatro</text:span><text:span text:style-name="T1"> aulas totalmente equipadas para el estudio de idiomas a través de métodos diferentes y fáciles <text:s/>(TV, DVD, equipo de audio y CD, proyectores para la proyección de clases).<text:line-break/>En nuestro centro NCG, podrá disfrutar de nuestros siguientes servicios gratuitos:<text:line-break/>- Test de nivel a la llegada a nuestro centro.<text:line-break/>- Entrega de carpeta </text:span><text:span text:style-name="T3">y bolígrafo </text:span><text:span text:style-name="T1">como gesto de bienvenida.<text:line-break/>- Acceso a internet gratis.<text:line-break/>- Préstamo de libros, videos y DVD.<text:line-break/>- Certificado a final del curso.</text:span></text:p>
      <text:p text:style-name="P2"><text:span text:style-name="T1">- </text:span><text:span text:style-name="T4">Material de apoyo durante el curso.</text:span><text:span text:style-name="T1"><text:line-break/><text:line-break/>OTROS SERVICIOS<text:line-break/><text:line-break/>Espacio, para café, tés, infusiones, refrescos, agua, picoteo, etc.<text:line-break/><text:line-break/><text:line-break/>LOS PROFESORES DE NUESTRO CENTRO<text:line-break/><text:line-break/>Nuestro centro cuenta con un grupo de profesores muy profesionales y dinámicos, licenciados y con mucha preparación metodológica para enseñar asignaturas de la rama de Letras y de Ciencias y otros idiomas de forma eficaz y al alcance de todos los niveles </text:span><text:span text:style-name="T4">para</text:span><text:span text:style-name="T1"> todo </text:span><text:span text:style-name="T4">tipo de público</text:span><text:span text:style-name="T1">.<text:line-break/><text:line-break/>¡ Os esperamos a todos!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arial" svg:font-family="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2T08:29:12.954000000</meta:creation-date>
    <dc:date>2018-07-22T09:29:38.380000000</dc:date>
    <meta:editing-duration>PT10M39S</meta:editing-duration>
    <meta:editing-cycles>2</meta:editing-cycles>
    <meta:generator>LibreOffice/6.0.4.2$Windows_X86_64 LibreOffice_project/9b0d9b32d5dcda91d2f1a96dc04c645c450872bf</meta:generator>
    <meta:document-statistic meta:table-count="0" meta:image-count="0" meta:object-count="0" meta:page-count="1" meta:paragraph-count="5" meta:word-count="284" meta:character-count="1829" meta:non-whitespace-character-count="1536"/>
  </office:meta>
</office:document-meta>
</file>